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vertical-align="middle" fo:min-height="23.067cm"/>
    </style:style>
    <style:style style:name="gr2" style:family="graphic" style:parent-style-name="standard">
      <style:graphic-properties draw:stroke="none" svg:stroke-color="#000000" draw:fill="solid" draw:fill-color="#4bacc6" fo:min-height="3.371cm"/>
    </style:style>
    <style:style style:name="gr3" style:family="graphic" style:parent-style-name="standard">
      <style:graphic-properties svg:stroke-color="#808080" draw:fill-color="#ffffff" draw:textarea-horizontal-align="justify" draw:textarea-vertical-align="middle" draw:auto-grow-height="false" fo:min-height="34.007cm" fo:min-width="38.073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34.425cm" fo:min-width="38.073cm"/>
    </style:style>
    <style:style style:name="gr5" style:family="graphic" style:parent-style-name="standard">
      <style:graphic-properties draw:stroke="none" svg:stroke-color="#000000" draw:fill="solid" draw:fill-color="#ff9900" draw:textarea-vertical-align="middle" fo:min-height="13.292cm"/>
    </style:style>
    <style:style style:name="gr6" style:family="graphic" style:parent-style-name="standard">
      <style:graphic-properties svg:stroke-color="#808080" draw:fill-color="#ffffff" draw:textarea-horizontal-align="justify" draw:textarea-vertical-align="middle" draw:auto-grow-height="false" fo:min-height="13.431cm" fo:min-width="54.784cm"/>
    </style:style>
    <style:style style:name="P1" style:family="paragraph">
      <style:paragraph-properties fo:text-align="center"/>
      <style:text-properties fo:font-size="80pt" style:font-size-asian="80pt" style:font-size-complex="80pt"/>
    </style:style>
    <style:style style:name="P2" style:family="paragraph">
      <loext:graphic-properties draw:fill="solid" draw:fill-color="#cccccc"/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color="#ffffff" fo:font-size="80pt" style:font-size-asian="80pt" style:font-size-complex="80pt"/>
    </style:style>
    <style:style style:name="P6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ffffff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3.464cm" svg:height="27.091cm" svg:x="0.635cm" svg:y="-0.944cm">
          <draw:text-box>
            <text:p text:style-name="P1"><text:span text:style-name="T1"/></text:p>
            <text:p text:style-name="P1"><text:span text:style-name="T2">Birdhouse</text:span></text:p>
            <text:p text:style-name="P1"><text:span text:style-name="T2">Supporting Web Processing Services</text:span></text:p>
            <text:p text:style-name="P1"><text:span text:style-name="T2">for Climate Data</text:span></text:p>
            <text:p text:style-name="P1"><text:span text:style-name="T1"/></text:p>
            <text:p text:style-name="P1"><text:span text:style-name="T3">S. Kindermann, C. Ehbrecht, N. Hempelmann</text:span></text:p>
            <text:p text:style-name="P1"><text:span text:style-name="T3">German Climate Computing Center (DKRZ)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38.712cm" svg:height="3.621cm" svg:x="1.532cm" svg:y="26.18cm">
          <draw:text-box>
            <text:p text:style-name="P1"><text:span text:style-name="T4">INTRODUCTON</text:span></text:p>
          </draw:text-box>
        </draw:frame>
        <draw:frame draw:style-name="gr2" draw:text-style-name="P3" draw:layer="layout" svg:width="38.712cm" svg:height="3.621cm" svg:x="43.308cm" svg:y="26.042cm">
          <draw:text-box>
            <text:p text:style-name="P1"><text:span text:style-name="T4">RELATED WORK</text:span></text:p>
          </draw:text-box>
        </draw:frame>
        <draw:frame draw:style-name="gr2" draw:text-style-name="P3" draw:layer="layout" svg:width="38.712cm" svg:height="3.621cm" svg:x="1.532cm" svg:y="65.869cm">
          <draw:text-box>
            <text:p text:style-name="P1"><text:span text:style-name="T4">SERVICE PAGE</text:span></text:p>
          </draw:text-box>
        </draw:frame>
        <draw:frame draw:style-name="gr2" draw:text-style-name="P3" draw:layer="layout" svg:width="38.712cm" svg:height="3.621cm" svg:x="43.309cm" svg:y="65.868cm">
          <draw:text-box>
            <text:p text:style-name="P1"><text:span text:style-name="T4">RESULTS</text:span></text:p>
          </draw:text-box>
        </draw:frame>
        <draw:custom-shape draw:style-name="gr3" draw:text-style-name="P4" draw:layer="layout" svg:width="38.573cm" svg:height="34.257cm" svg:x="1.532cm" svg:y="29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8.573cm" svg:height="34.675cm" svg:x="43.307cm" svg:y="29.2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8.573cm" svg:height="34.257cm" svg:x="1.393cm" svg:y="69.2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8.573cm" svg:height="34.257cm" svg:x="43.308cm" svg:y="69.20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.23cm" svg:height="13.542cm" svg:x="1.671cm" svg:y="104.72cm">
          <draw:text-box>
            <text:p text:style-name="P5"><text:span text:style-name="T1">CONCLUSIONS</text:span></text:p>
            <text:p text:style-name="P5"><text:span text:style-name="T1">&amp;</text:span></text:p>
            <text:p text:style-name="P5"><text:span text:style-name="T1">REMARKS</text:span></text:p>
          </draw:text-box>
        </draw:frame>
        <draw:custom-shape draw:style-name="gr6" draw:text-style-name="P4" draw:layer="layout" svg:width="55.284cm" svg:height="13.681cm" svg:x="26.597cm" svg:y="104.5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29T15:50:28.244721059</dc:date>
    <dc:creator>Pingu Carsti</dc:creator>
    <meta:editing-duration>PT45M47S</meta:editing-duration>
    <meta:editing-cycles>13</meta:editing-cycles>
    <meta:generator>LibreOffice/4.4.3.2$Linux_X86_64 LibreOffice_project/40m0$Build-2</meta:generator>
    <meta:document-statistic meta:object-count="11"/>
  </office:meta>
</office:document-meta>
</file>